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602" officeooo:paragraph-rsid="001ef602"/>
    </style:style>
    <style:style style:name="P2" style:family="paragraph" style:parent-style-name="Standard">
      <style:text-properties officeooo:rsid="001ef602" officeooo:paragraph-rsid="001f11cf"/>
    </style:style>
    <style:style style:name="P3" style:family="paragraph" style:parent-style-name="Standard">
      <style:text-properties officeooo:rsid="001ef602" officeooo:paragraph-rsid="001ef602"/>
    </style:style>
    <style:style style:name="P4" style:family="paragraph" style:parent-style-name="Standard">
      <style:text-properties officeooo:rsid="001f11cf" officeooo:paragraph-rsid="001f11cf"/>
    </style:style>
    <style:style style:name="P5" style:family="paragraph" style:parent-style-name="Standard">
      <style:text-properties officeooo:rsid="0020f20f" officeooo:paragraph-rsid="0020f20f"/>
    </style:style>
    <style:style style:name="P6" style:family="paragraph" style:parent-style-name="Standard">
      <style:text-properties officeooo:rsid="00228a1d" officeooo:paragraph-rsid="00228a1d"/>
    </style:style>
    <style:style style:name="P7" style:family="paragraph" style:parent-style-name="Standard">
      <style:text-properties officeooo:rsid="0023dc8f" officeooo:paragraph-rsid="0023dc8f"/>
    </style:style>
    <style:style style:name="P8" style:family="paragraph" style:parent-style-name="Standard">
      <style:text-properties officeooo:rsid="0024589b" officeooo:paragraph-rsid="0024589b"/>
    </style:style>
    <style:style style:name="P9" style:family="paragraph" style:parent-style-name="Standard">
      <style:text-properties officeooo:rsid="00265600" officeooo:paragraph-rsid="0023dc8f"/>
    </style:style>
    <style:style style:name="P10" style:family="paragraph" style:parent-style-name="Standard">
      <style:text-properties officeooo:rsid="00265600" officeooo:paragraph-rsid="00265600"/>
    </style:style>
    <style:style style:name="P11" style:family="paragraph" style:parent-style-name="Preformatted_20_Text">
      <style:text-properties officeooo:rsid="0024589b" officeooo:paragraph-rsid="0024589b"/>
    </style:style>
    <style:style style:name="T1" style:family="text">
      <style:text-properties officeooo:rsid="001f11cf"/>
    </style:style>
    <style:style style:name="T2" style:family="text">
      <style:text-properties officeooo:rsid="0024589b"/>
    </style:style>
    <style:style style:name="T3" style:family="text">
      <style:text-properties officeooo:rsid="00247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</text:p>
      <text:p text:style-name="P2"/>
      <text:p text:style-name="P2">Install Qt-Ros</text:p>
      <text:p text:style-name="P1"/>
      <text:p text:style-name="P1"><text:a xlink:type="simple" xlink:href="https://ros-qtc-plugin.readthedocs.io/en/latest/_source/How-to-Install-Users.html" text:style-name="Internet_20_link" text:visited-style-name="Visited_20_Internet_20_Link">https://ros-qtc-plugin.readthedocs.io/en/latest/_source/How-to-Install-Users.html</text:a></text:p>
      <text:p text:style-name="P1"/>
      <text:p text:style-name="P1">Download Bionic Online Installer</text:p>
      <text:p text:style-name="P1"/>
      <text:p text:style-name="P1"/>
      <text:p text:style-name="P4">2. Install ros melodic</text:p>
      <text:p text:style-name="P4"/>
      <text:p text:style-name="P4">3. Install gazebo-ros</text:p>
      <text:p text:style-name="P4"/>
      <text:p text:style-name="P5">4. Install Anaconda for python 2.7 usage</text:p>
      <text:p text:style-name="P8">create no environment called ros_python with python 2.7<text:span text:style-name="T3">0</text:span></text:p>
      <text:p text:style-name="P8"/>
      <text:p text:style-name="P11">conda create -n <text:span text:style-name="T3">ros_python</text:span> python=2.7 anaconda</text:p>
      <text:p text:style-name="P8"/>
      <text:p text:style-name="P5"/>
      <text:p text:style-name="P5"/>
      <text:p text:style-name="P5"/>
      <text:p text:style-name="P5"/>
      <text:p text:style-name="P6">5.</text:p>
      <text:p text:style-name="P6">Change path in ackermann_vehicle.launch to right path</text:p>
      <text:p text:style-name="P6"/>
      <text:p text:style-name="P7">6. Installer Ackermann_msgs</text:p>
      <text:p text:style-name="P7"/>
      <text:p text:style-name="P7">sudo apt-get install ros-melodic-ackermann-msgs</text:p>
      <text:p text:style-name="P7"/>
      <text:p text:style-name="P7">sudo apt-get install ros-melodic-ros-control</text:p>
      <text:p text:style-name="P7"/>
      <text:p text:style-name="P9"/>
      <text:p text:style-name="P10">7. Install joy controller node</text:p>
      <text:p text:style-name="P10"/>
      <text:p text:style-name="P10">sudo apt-get install ros-melodic-joy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8:57:27.828038120</meta:creation-date>
    <dc:date>2019-10-30T09:45:18.881391396</dc:date>
    <meta:editing-duration>PT40M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4" meta:character-count="553" meta:non-whitespace-character-count="505"/>
  </office:meta>
</office:document-meta>
</file>